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4" text:anchor-type="page" text:anchor-page-number="1" svg:x="10.627cm" svg:y="24.375cm" svg:width="9.906cm" svg:height="3.81cm" draw:z-index="13">
        <draw:text-box>
          <text:section text:style-name="Sect1" text:name="Section13" text:protected="true">
            <text:section-source text:section-name="MasterLabel"/>
            <text:p text:style-name="P1"><text:database-display text:table-name="listecompmod2" text:table-type="table" text:column-name="﻿Élève" text:database-name="etiquettes">HOAREAU Donovan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3" text:anchor-type="page" text:anchor-page-number="1" svg:x="0.467cm" svg:y="24.375cm" svg:width="9.906cm" svg:height="3.81cm" draw:z-index="12">
        <draw:text-box>
          <text:section text:style-name="Sect1" text:name="Section12" text:protected="true">
            <text:section-source text:section-name="MasterLabel"/>
            <text:p text:style-name="P1"><text:database-display text:table-name="listecompmod2" text:table-type="table" text:column-name="﻿Élève" text:database-name="etiquettes">GRONDIN Ethan Jean Florent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2" text:anchor-type="page" text:anchor-page-number="1" svg:x="10.627cm" svg:y="20.565cm" svg:width="9.906cm" svg:height="3.81cm" draw:z-index="11">
        <draw:text-box>
          <text:section text:style-name="Sect1" text:name="Section11" text:protected="true">
            <text:section-source text:section-name="MasterLabel"/>
            <text:p text:style-name="P1"><text:database-display text:table-name="listecompmod2" text:table-type="table" text:column-name="﻿Élève" text:database-name="etiquettes">GONTHIER Victor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1" text:anchor-type="page" text:anchor-page-number="1" svg:x="0.467cm" svg:y="20.565cm" svg:width="9.906cm" svg:height="3.81cm" draw:z-index="10">
        <draw:text-box>
          <text:section text:style-name="Sect1" text:name="Section10" text:protected="true">
            <text:section-source text:section-name="MasterLabel"/>
            <text:p text:style-name="P1"><text:database-display text:table-name="listecompmod2" text:table-type="table" text:column-name="﻿Élève" text:database-name="etiquettes">CLAIN Samuel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0" text:anchor-type="page" text:anchor-page-number="1" svg:x="10.627cm" svg:y="16.755cm" svg:width="9.906cm" svg:height="3.81cm" draw:z-index="9">
        <draw:text-box>
          <text:section text:style-name="Sect1" text:name="Section9" text:protected="true">
            <text:section-source text:section-name="MasterLabel"/>
            <text:p text:style-name="P1"><text:database-display text:table-name="listecompmod2" text:table-type="table" text:column-name="﻿Élève" text:database-name="etiquettes">ROBERT Jean Alexandre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9" text:anchor-type="page" text:anchor-page-number="1" svg:x="0.467cm" svg:y="16.755cm" svg:width="9.906cm" svg:height="3.81cm" draw:z-index="8">
        <draw:text-box>
          <text:section text:style-name="Sect1" text:name="Section8" text:protected="true">
            <text:section-source text:section-name="MasterLabel"/>
            <text:p text:style-name="P1"><text:database-display text:table-name="listecompmod2" text:table-type="table" text:column-name="﻿Élève" text:database-name="etiquettes">HOARAU Boris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8" text:anchor-type="page" text:anchor-page-number="1" svg:x="10.627cm" svg:y="12.945cm" svg:width="9.906cm" svg:height="3.81cm" draw:z-index="7">
        <draw:text-box>
          <text:section text:style-name="Sect1" text:name="Section7" text:protected="true">
            <text:section-source text:section-name="MasterLabel"/>
            <text:p text:style-name="P1"><text:database-display text:table-name="listecompmod2" text:table-type="table" text:column-name="﻿Élève" text:database-name="etiquettes">GIGANT Emmanuel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7" text:anchor-type="page" text:anchor-page-number="1" svg:x="0.467cm" svg:y="12.945cm" svg:width="9.906cm" svg:height="3.81cm" draw:z-index="6">
        <draw:text-box>
          <text:section text:style-name="Sect1" text:name="Section6" text:protected="true">
            <text:section-source text:section-name="MasterLabel"/>
            <text:p text:style-name="P1"><text:database-display text:table-name="listecompmod2" text:table-type="table" text:column-name="﻿Élève" text:database-name="etiquettes">FONTAINE Warre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6" text:anchor-type="page" text:anchor-page-number="1" svg:x="10.627cm" svg:y="9.135cm" svg:width="9.906cm" svg:height="3.81cm" draw:z-index="5">
        <draw:text-box>
          <text:section text:style-name="Sect1" text:name="Section5" text:protected="true">
            <text:section-source text:section-name="MasterLabel"/>
            <text:p text:style-name="P1"><text:database-display text:table-name="listecompmod2" text:table-type="table" text:column-name="﻿Élève" text:database-name="etiquettes">BOYER Thomas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5" text:anchor-type="page" text:anchor-page-number="1" svg:x="0.467cm" svg:y="9.135cm" svg:width="9.906cm" svg:height="3.81cm" draw:z-index="4">
        <draw:text-box>
          <text:section text:style-name="Sect1" text:name="Section4" text:protected="true">
            <text:section-source text:section-name="MasterLabel"/>
            <text:p text:style-name="P1"><text:database-display text:table-name="listecompmod2" text:table-type="table" text:column-name="﻿Élève" text:database-name="etiquettes">BOYER Lucas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4" text:anchor-type="page" text:anchor-page-number="1" svg:x="10.627cm" svg:y="5.325cm" svg:width="9.906cm" svg:height="3.81cm" draw:z-index="3">
        <draw:text-box>
          <text:section text:style-name="Sect1" text:name="Section3" text:protected="true">
            <text:section-source text:section-name="MasterLabel"/>
            <text:p text:style-name="P1"><text:database-display text:table-name="listecompmod2" text:table-type="table" text:column-name="﻿Élève" text:database-name="etiquettes">BOYER Bria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3" text:anchor-type="page" text:anchor-page-number="1" svg:x="0.467cm" svg:y="5.325cm" svg:width="9.906cm" svg:height="3.81cm" draw:z-index="2">
        <draw:text-box>
          <text:section text:style-name="Sect1" text:name="Section2" text:protected="true">
            <text:section-source text:section-name="MasterLabel"/>
            <text:p text:style-name="P1"><text:database-display text:table-name="listecompmod2" text:table-type="table" text:column-name="﻿Élève" text:database-name="etiquettes">BELLUNE Quenti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" text:anchor-type="page" text:anchor-page-number="1" svg:x="10.627cm" svg:y="1.515cm" svg:width="9.906cm" svg:height="3.81cm" draw:z-index="1">
        <draw:text-box>
          <text:section text:style-name="Sect1" text:name="Section1" text:protected="true">
            <text:section-source text:section-name="MasterLabel"/>
            <text:p text:style-name="P1"><text:database-display text:table-name="listecompmod2" text:table-type="table" text:column-name="﻿Élève" text:database-name="etiquettes">BARONNE Jayso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" text:anchor-type="page" text:anchor-page-number="1" svg:x="0.467cm" svg:y="1.515cm" svg:width="9.906cm" svg:height="3.81cm" draw:z-index="0">
        <draw:text-box>
          <text:section text:style-name="Sect1" text:name="MasterLabel">
            <text:p text:style-name="P1"><text:database-display text:table-name="listecompmod2" text:table-type="table" text:column-name="﻿Élève" text:database-name="etiquettes">ABDALLAH Kazal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06cm" svg:height="3.8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matic" style:print-orientation="portrait" fo:margin-top="1.515cm" fo:margin-bottom="0cm" fo:margin-left="0.467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8:48:58.520002564</meta:creation-date>
    <dc:date>2021-09-08T18:56:06.134863068</dc:date>
    <meta:editing-duration>PT7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41" meta:character-count="289" meta:non-whitespace-character-count="276"/>
  </office:meta>
</office:document-meta>
</file>